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,<text:line-break/><text:line-break/>Please find the ftp and db credentials for picster.me below.<text:line-break/><text:line-break/><text:span text:style-name="T1">FTP Credentials</text:span><text:line-break/><text:line-break/>Host : 70.32.105.91<text:line-break/>User : mepicster <text:line-break/>Password : 5B$321P7{[6V!F <text:line-break/><text:line-break/><text:line-break/><text:span text:style-name="T1">DB Credentials</text:span><text:line-break/><text:line-break/>DB Name  : admin_fotographik<text:line-break/>DB User    : fotographik<text:line-break/>Password : Ph0t0Cl1c3i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55S</meta:editing-duration>
    <meta:editing-cycles>4</meta:editing-cycles>
    <meta:generator>OpenOffice.org/3.2$Win32 OpenOffice.org_project/320m12$Build-9483</meta:generator>
    <dc:date>2013-01-25T10:47:23.38</dc:date>
    <meta:document-statistic meta:table-count="0" meta:image-count="0" meta:object-count="0" meta:page-count="1" meta:paragraph-count="1" meta:word-count="35" meta:character-count="245"/>
    <meta:user-defined meta:name="Info 1"/>
    <meta:user-defined meta:name="Info 2"/>
    <meta:user-defined meta:name="Info 3"/>
    <meta:user-defined meta:name="Info 4"/>
  </office:meta>
</office:document-meta>
</file>